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6" style:family="paragraph" style:parent-style-name="Table_20_Contents" style:list-style-name="L1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241f0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6f045"/>
    </style:style>
    <style:style style:name="T6" style:family="text">
      <style:text-properties officeooo:rsid="001d7c62"/>
    </style:style>
    <style:style style:name="T7" style:family="text">
      <style:text-properties officeooo:rsid="0026f045"/>
    </style:style>
    <style:style style:name="T8" style:family="text">
      <style:text-properties officeooo:rsid="00241f0c"/>
    </style:style>
    <style:style style:name="T9" style:family="text">
      <style:text-properties fo:font-weight="bold" officeooo:rsid="0019ad9a" style:font-weight-asian="bold" style:font-weight-complex="bold"/>
    </style:style>
    <style:style style:name="T10" style:family="text">
      <style:text-properties officeooo:rsid="0019ad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500542909024">
          <table:table-cell table:style-name="Tabela1.A1" table:number-columns-spanned="2" office:value-type="string">
            <text:p text:style-name="P3"><text:span text:style-name="T2">Nome do caso de uso: </text:span><text:span text:style-name="T3">UC - </text:span><text:span text:style-name="T4">0</text:span><text:span text:style-name="T5">17</text:span></text:p>
          </table:table-cell>
          <table:covered-table-cell/>
        </table:table-row>
        <table:table-row table:style-name="TableLine94500543023232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500543071312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500543071952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7"><text:span text:style-name="T8">Pesquisar </text:span><text:span text:style-name="T7">fornecedor</text:span></text:p>
          </table:table-cell>
        </table:table-row>
        <table:table-row table:style-name="TableLine94500543072592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5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5"><text:span text:style-name="T10">TEXTO - </text:span><text:span text:style-name="T8">Nome</text:span></text:p>
            <text:p text:style-name="P16"><text:span text:style-name="T10">TEXTO - </text:span><text:span text:style-name="T7">CNPJ</text:span></text:p>
            <text:p text:style-name="P14"/>
          </table:table-cell>
        </table:table-row>
        <table:table-row table:style-name="TableLine94500543075856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8">Excencial</text:p>
          </table:table-cell>
        </table:table-row>
        <table:table-row table:style-name="TableLine94500543076544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list xml:id="list2828554627" text:style-name="L1">
              <text:list-item>
                <text:p text:style-name="P6">Preencher os dados</text:p>
              </text:list-item>
              <text:list-item>
                <text:p text:style-name="P6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20"/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500543080192">
          <table:table-cell table:style-name="Tabela1.A13" office:value-type="string">
            <text:p text:style-name="P19">Versão</text:p>
          </table:table-cell>
          <table:table-cell table:style-name="Tabela1.B13" office:value-type="string">
            <text:p text:style-name="P22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1M39S</meta:editing-duration>
    <meta:editing-cycles>30</meta:editing-cycles>
    <meta:generator>LibreOffice/6.4.7.2$Linux_X86_64 LibreOffice_project/40$Build-2</meta:generator>
    <dc:date>2022-09-08T11:00:15.674178278</dc:date>
    <meta:document-statistic meta:table-count="1" meta:image-count="0" meta:object-count="0" meta:page-count="1" meta:paragraph-count="21" meta:word-count="46" meta:character-count="284" meta:non-whitespace-character-count="261"/>
  </office:meta>
</office:document-meta>
</file>